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81dba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aa889" officeooo:paragraph-rsid="00281dba" style:font-size-asian="14pt" style:font-size-complex="14pt"/>
    </style:style>
    <style:style style:name="P16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7" style:family="paragraph" style:parent-style-name="Standard">
      <style:text-properties fo:font-size="14pt" officeooo:rsid="001c09e5" officeooo:paragraph-rsid="00281dba" style:font-size-asian="14pt" style:font-size-complex="14pt"/>
    </style:style>
    <style:style style:name="P18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9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20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21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2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23" style:family="paragraph" style:parent-style-name="Standard">
      <style:text-properties fo:font-size="14pt" officeooo:rsid="002415d0" officeooo:paragraph-rsid="00281dba" style:font-size-asian="14pt" style:font-size-complex="14pt"/>
    </style:style>
    <style:style style:name="P24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25" style:family="paragraph" style:parent-style-name="Standard">
      <style:text-properties fo:font-size="14pt" officeooo:rsid="00281dba" officeooo:paragraph-rsid="00281dba" style:font-size-asian="14pt" style:font-size-complex="14pt"/>
    </style:style>
    <style:style style:name="P26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27" style:family="paragraph" style:parent-style-name="Standard">
      <style:text-properties fo:font-size="14pt" officeooo:rsid="0027ecbb" officeooo:paragraph-rsid="00281dba" style:font-size-asian="14pt" style:font-size-complex="14pt"/>
    </style:style>
    <style:style style:name="P28" style:family="paragraph" style:parent-style-name="Standard">
      <style:text-properties fo:font-size="14pt" officeooo:rsid="00287ce6" officeooo:paragraph-rsid="00281dba" style:font-size-asian="14pt" style:font-size-complex="14pt"/>
    </style:style>
    <style:style style:name="P29" style:family="paragraph" style:parent-style-name="Standard">
      <style:text-properties fo:font-size="14pt" officeooo:rsid="002a8ec3" officeooo:paragraph-rsid="00281dba" style:font-size-asian="14pt" style:font-size-complex="14pt"/>
    </style:style>
    <style:style style:name="P30" style:family="paragraph" style:parent-style-name="Standard">
      <style:text-properties fo:font-size="14pt" officeooo:rsid="002b5dde" officeooo:paragraph-rsid="00281dba" style:font-size-asian="14pt" style:font-size-complex="14pt"/>
    </style:style>
    <style:style style:name="P31" style:family="paragraph" style:parent-style-name="Standard">
      <style:text-properties fo:font-size="14pt" officeooo:rsid="002bcab1" officeooo:paragraph-rsid="00281dba" style:font-size-asian="14pt" style:font-size-complex="14pt"/>
    </style:style>
    <style:style style:name="P32" style:family="paragraph" style:parent-style-name="Standard">
      <style:text-properties fo:font-size="14pt" officeooo:rsid="002d2764" officeooo:paragraph-rsid="00281dba" style:font-size-asian="14pt" style:font-size-complex="14pt"/>
    </style:style>
    <style:style style:name="P33" style:family="paragraph" style:parent-style-name="Standard">
      <style:text-properties fo:font-size="14pt" officeooo:rsid="002a2cba" officeooo:paragraph-rsid="002a2cba" style:font-size-asian="14pt" style:font-size-complex="14pt"/>
    </style:style>
    <style:style style:name="P34" style:family="paragraph" style:parent-style-name="Standard">
      <style:text-properties fo:font-size="14pt" officeooo:rsid="002a468d" officeooo:paragraph-rsid="002a468d" style:font-size-asian="14pt" style:font-size-complex="14pt"/>
    </style:style>
    <style:style style:name="P35" style:family="paragraph" style:parent-style-name="Standard">
      <style:text-properties fo:font-size="14pt" officeooo:rsid="002d5c18" officeooo:paragraph-rsid="002d5c18" style:font-size-asian="14pt" style:font-size-complex="14pt"/>
    </style:style>
    <style:style style:name="P36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39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40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41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42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43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44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45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6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7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48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49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P50" style:family="paragraph" style:parent-style-name="Text_20_body">
      <style:text-properties officeooo:rsid="001e8206" officeooo:paragraph-rsid="002415d0"/>
    </style:style>
    <style:style style:name="P51" style:family="paragraph" style:parent-style-name="Text_20_body">
      <style:text-properties officeooo:rsid="001ff394" officeooo:paragraph-rsid="002415d0"/>
    </style:style>
    <style:style style:name="P52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53" style:family="paragraph" style:parent-style-name="Text_20_body">
      <style:text-properties officeooo:rsid="00136d33" officeooo:paragraph-rsid="002415d0"/>
    </style:style>
    <style:style style:name="P54" style:family="paragraph" style:parent-style-name="Text_20_body">
      <style:text-properties officeooo:rsid="00145546" officeooo:paragraph-rsid="002415d0"/>
    </style:style>
    <style:style style:name="P55" style:family="paragraph" style:parent-style-name="Text_20_body">
      <style:text-properties officeooo:rsid="0025ad2f" officeooo:paragraph-rsid="002415d0"/>
    </style:style>
    <style:style style:name="P56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57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P58" style:family="paragraph" style:parent-style-name="Text_20_body">
      <style:text-properties fo:font-size="14pt" officeooo:rsid="002745ff" officeooo:paragraph-rsid="002d5c18" style:font-size-asian="14pt" style:font-size-complex="14pt"/>
    </style:style>
    <style:style style:name="P59" style:family="paragraph" style:parent-style-name="Text_20_body">
      <style:text-properties fo:font-weight="normal" officeooo:rsid="00206525" officeooo:paragraph-rsid="002d5c18" style:font-weight-asian="normal" style:font-weight-complex="normal"/>
    </style:style>
    <style:style style:name="P60" style:family="paragraph" style:parent-style-name="Text_20_body">
      <style:text-properties fo:font-weight="normal" officeooo:paragraph-rsid="002d5c18" style:font-weight-asian="normal" style:font-weight-complex="normal"/>
    </style:style>
    <style:style style:name="P61" style:family="paragraph" style:parent-style-name="Text_20_body">
      <style:text-properties officeooo:rsid="00206525" officeooo:paragraph-rsid="002d5c18"/>
    </style:style>
    <style:style style:name="P62" style:family="paragraph" style:parent-style-name="Text_20_body">
      <style:text-properties officeooo:paragraph-rsid="002d5c18"/>
    </style:style>
    <style:style style:name="P63" style:family="paragraph" style:parent-style-name="Standard">
      <style:text-properties fo:font-size="14pt" officeooo:rsid="002a2cba" officeooo:paragraph-rsid="00281dba" style:font-size-asian="14pt" style:font-size-complex="14pt"/>
    </style:style>
    <style:style style:name="P64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65" style:family="paragraph" style:parent-style-name="Standard">
      <style:text-properties fo:font-size="14pt" officeooo:rsid="002fd0ab" officeooo:paragraph-rsid="002fd0ab" style:font-size-asian="14pt" style:font-size-complex="14pt"/>
    </style:style>
    <style:style style:name="P66" style:family="paragraph" style:parent-style-name="Text_20_body">
      <style:text-properties fo:font-size="14pt" fo:font-weight="normal" officeooo:rsid="002478bc" officeooo:paragraph-rsid="002d5c18" style:font-size-asian="14pt" style:font-weight-asian="normal" style:font-size-complex="14pt" style:font-weight-complex="normal"/>
    </style:style>
    <style:style style:name="P67" style:family="paragraph" style:parent-style-name="Text_20_body">
      <style:text-properties fo:font-size="14pt" fo:font-weight="normal" officeooo:rsid="002d5c18" officeooo:paragraph-rsid="002d5c18" style:font-size-asian="14pt" style:font-weight-asian="normal" style:font-size-complex="14pt" style:font-weight-complex="normal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  <style:style style:name="T18" style:family="text">
      <style:text-properties officeooo:rsid="002b5dde"/>
    </style:style>
    <style:style style:name="T19" style:family="text">
      <style:text-properties officeooo:rsid="00287ce6"/>
    </style:style>
    <style:style style:name="T20" style:family="text">
      <style:text-properties officeooo:rsid="00295e5e"/>
    </style:style>
    <style:style style:name="T21" style:family="text">
      <style:text-properties fo:font-size="16pt" fo:font-weight="bold" officeooo:rsid="00206525" style:font-size-asian="16pt" style:font-weight-asian="bold" style:font-size-complex="16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06525" style:font-weight-asian="normal" style:font-weight-complex="normal"/>
    </style:style>
    <style:style style:name="T24" style:family="text">
      <style:text-properties fo:font-weight="normal" officeooo:rsid="0023c401" style:font-weight-asian="normal" style:font-weight-complex="normal"/>
    </style:style>
    <style:style style:name="T25" style:family="text">
      <style:text-properties fo:font-weight="normal" officeooo:rsid="002478bc" style:font-weight-asian="normal" style:font-weight-complex="normal"/>
    </style:style>
    <style:style style:name="T26" style:family="text">
      <style:text-properties fo:font-weight="normal" officeooo:rsid="002d5c18" style:font-weight-asian="normal" style:font-weight-complex="normal"/>
    </style:style>
    <style:style style:name="T27" style:family="text">
      <style:text-properties officeooo:rsid="0023c401"/>
    </style:style>
    <style:style style:name="T28" style:family="text">
      <style:text-properties officeooo:rsid="002fd0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5.30</text:p>
      <text:p text:style-name="P62"><text:span text:style-name="T21">推荐歌单：</text:span><text:span text:style-name="T23">包含了以下信息</text:span></text:p>
      <text:p text:style-name="P59">1、用户已经关注的歌手发布的新单曲 <text:s text:c="22"/>//用户何时关注歌手</text:p>
      <text:p text:style-name="P59">2、近3个月内播放量排行最高的前7首单曲</text:p>
      <text:p text:style-name="P59">3、近3个月内播放量排名前3的歌手的其他3首单曲 <text:s/></text:p>
      <text:p text:style-name="P59">4、用户喜欢风格的播放量最高的前5首单曲 <text:s text:c="45"/>//系统要判断、收集用户的听歌信息</text:p>
      <text:p text:style-name="P59">//如果用户想听小众的怎么办？</text:p>
      <text:p text:style-name="P61"><text:span text:style-name="T22">//怎么判断用户喜欢</text:span><text:span text:style-name="T24">的风格，根据用户听的单曲（最近听的50首单曲）的风格标签累加</text:span></text:p>
      <text:p text:style-name="P60">//如果用户刚刚注册<text:span text:style-name="T27">，那么注册时选择的喜欢的风格算做听了20首该类型单曲</text:span></text:p>
      <text:p text:style-name="P58"><text:span text:style-name="T22">//那么</text:span><text:span text:style-name="T25">刚发布的新歌，都没有多少人听的那种，怎么判断？</text:span></text:p>
      <text:p text:style-name="P66"/>
      <text:p text:style-name="P58"><text:span text:style-name="T25">版本命名</text:span><text:span text:style-name="T26">：</text:span></text:p>
      <text:p text:style-name="P67">x.y</text:p>
      <text:p text:style-name="P67">x：主版本号（已发布版本）</text:p>
      <text:p text:style-name="P67">y：次版本号（正在修改版本）</text:p>
      <text:p text:style-name="P67">1.0 2.0是正式版本</text:p>
      <text:p text:style-name="P67">1.1 <text:s/>1.2 <text:s/>2.1 <text:s text:c="2"/>2.2.。。。。。是修改版本。</text:p>
      <text:p text:style-name="P26"/>
      <text:p text:style-name="P26">层次结构<text:span text:style-name="T28">：</text:span></text:p>
      <text:p text:style-name="P65">一、1、a、I、i、1）、（1）</text:p>
      <text:p text:style-name="P26"/>
      <text:p text:style-name="P63">4.16</text:p>
      <text:p text:style-name="P33">1、制作歌单怎么描述（听歌用况和制作歌单既相互独立又交互）</text:p>
      <text:p text:style-name="P33">2、项目目标：</text:p>
      <text:p text:style-name="P33">（1）听歌用况基本流</text:p>
      <text:p text:style-name="P33">（2）制作歌单</text:p>
      <text:p text:style-name="P33">3、扩展目标</text:p>
      <text:p text:style-name="P33">（1）听歌用况备选流</text:p>
      <text:p text:style-name="P33">（2）发表作品基本流</text:p>
      <text:p text:style-name="P33">（3）听歌用况里的搜索</text:p>
      <text:p text:style-name="P33"><text:soft-page-break/>4、更改用况格式，听歌、发表作品和发布歌单这三个用况写详细，制作术语表，用况里面术语要加粗。并发事件流用子流描述，不要选一个作为基本流其他做备选流。</text:p>
      <text:p text:style-name="P34">5、到检查为止主要况只画到协作图。</text:p>
      <text:p text:style-name="P26"/>
      <text:p text:style-name="P33">4.11</text:p>
      <text:p text:style-name="P33">用况整理</text:p>
      <text:p text:style-name="P26"/>
      <text:p text:style-name="P26">4.6</text:p>
      <text:p text:style-name="P26">问题</text:p>
      <text:p text:style-name="P26">1、听歌用况制作个人歌单时考虑是否对他人可见。</text:p>
      <text:p text:style-name="P27">2、描述系统显示某个界面对不对。</text:p>
      <text:p text:style-name="P28">3、审核内容：音乐人信息、歌曲、视频、歌单。</text:p>
      <text:p text:style-name="P28">4、私<text:span text:style-name="T18">信用况听歌备选流里是听歌的一部分。</text:span></text:p>
      <text:p text:style-name="P29">5、与陌生人私信</text:p>
      <text:p text:style-name="P30">6、听歌用况里转发备选流是发布动态用况的一部分，该如何描述。</text:p>
      <text:p text:style-name="P31">7、重写私信。</text:p>
      <text:p text:style-name="P32">8、 <text:span text:style-name="T19">内容审核成为包含用况</text:span></text:p>
      <text:p text:style-name="P27">特性：歌单发布后不允许被修改。</text:p>
      <text:p text:style-name="P15"/>
      <text:p text:style-name="P15"/>
      <text:p text:style-name="P13">主要况：</text:p>
      <text:p text:style-name="P13"><text:span text:style-name="T13">1、</text:span>发表作品 <text:s text:c="25"/>罗</text:p>
      <text:p text:style-name="P13"><text:span text:style-name="T13">2、</text:span>视频投稿</text:p>
      <text:p text:style-name="P13"><text:span text:style-name="T13">3、</text:span>动态发布</text:p>
      <text:p text:style-name="P13"><text:span text:style-name="T13">4、</text:span>听歌 <text:s text:c="32"/>廖</text:p>
      <text:p text:style-name="P13"><text:span text:style-name="T13">5、</text:span>看视频</text:p>
      <text:p text:style-name="P13"><text:span text:style-name="T13">6、</text:span>歌单发布 <text:s text:c="24"/>肖</text:p>
      <text:p text:style-name="P13"><text:span text:style-name="T13">7、</text:span>首页推广<text:span text:style-name="T20">与广告管理</text:span></text:p>
      <text:p text:style-name="P13"/>
      <text:p text:style-name="P13"/>
      <text:p text:style-name="P17">包含用况：</text:p>
      <text:p text:style-name="P23">9、 <text:s/>账户登录 <text:s text:c="21"/>廖</text:p>
      <text:p text:style-name="P28">10、内容审核（歌曲、视频、歌单）</text:p>
      <text:p text:style-name="P13"/>
      <text:p text:style-name="P13">支持用况：</text:p>
      <text:p text:style-name="P13"><text:span text:style-name="T13">10、</text:span>申请音乐<text:span text:style-name="T7">人（审核者、申请人、审核音乐人信息） <text:s text:c="3"/>罗 </text:span></text:p>
      <text:p text:style-name="P13"><text:span text:style-name="T13">11、</text:span>帐号管理 <text:s text:c="43"/><text:span text:style-name="T13">肖</text:span></text:p>
      <text:p text:style-name="P13"><text:span text:style-name="T13">12、</text:span>私信 <text:s text:c="27"/></text:p>
      <text:p text:style-name="P13"><text:span text:style-name="T13">13、</text:span>购买vip <text:s text:c="33"/></text:p>
      <text:p text:style-name="P25"/>
      <text:p text:style-name="P25">4.5</text:p>
      <text:p text:style-name="P25"><text:soft-page-break/></text:p>
      <text:p text:style-name="P14">问题</text:p>
      <text:p text:style-name="P16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8">3、黄暴内容审核 基本流少，不需要成为包含用况，</text:p>
      <text:p text:style-name="P18">直接加入到发行作品用况、视频投稿用况。</text:p>
      <text:p text:style-name="P18">即（发行作品用况、视频投稿需要包含审核者的工作，</text:p>
      <text:p text:style-name="P18">审核者成为参与者）</text:p>
      <text:p text:style-name="P18">4、 发行作品用况基本流以参与者、系统开头</text:p>
      <text:p text:style-name="P19">5、 用况发行作品基本流<text:span text:style-name="T8">中</text:span></text:p>
      <text:p text:style-name="P47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20">6、只有唱片公司下的歌手才有mv，原创音乐人不能发mv<text:span text:style-name="T9">，即发行作品用况中不会有发布mv事件流</text:span></text:p>
      <text:p text:style-name="P3"/>
      <text:p text:style-name="P24">4.2</text:p>
      <text:p text:style-name="P24">讨论内容</text:p>
      <text:p text:style-name="P24">1、用况写详细了是领域知识还是抢占设计。</text:p>
      <text:p text:style-name="P24">2、画协作图。</text:p>
      <text:p text:style-name="P24">3、听歌用况抢占设计了，重写</text:p>
      <text:p text:style-name="P24">任务：</text:p>
      <text:p text:style-name="P24">继续完善</text:p>
      <text:p text:style-name="P24">画用况图，协作图。</text:p>
      <text:p text:style-name="P24"/>
      <text:p text:style-name="P24">3.25</text:p>
      <text:p text:style-name="P24">讨论内容：</text:p>
      <text:p text:style-name="P24">1、歌单列表修复</text:p>
      <text:p text:style-name="P24">2、歌单发布交给某个人审核</text:p>
      <text:p text:style-name="P24">3、支持用况：发布歌单。</text:p>
      <text:p text:style-name="P24">4、广告位置：1、启动广告。2、首页推广广告 。</text:p>
      <text:p text:style-name="P24">5、<text:span text:style-name="T17">广告管理和首页推广合为一个主用况。</text:span></text:p>
      <text:p text:style-name="P49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oft-page-break/><text:s/>歌单发布 <text:s text:c="24"/>肖</text:p>
      <text:p text:style-name="P11"><text:s/>首页推广</text:p>
      <text:p text:style-name="P11"><text:s/>广告管理</text:p>
      <text:p text:style-name="P11"/>
      <text:p text:style-name="P12">支持用况：</text:p>
      <text:p text:style-name="P12">私信</text:p>
      <text:p text:style-name="P12">购买vip</text:p>
      <text:p text:style-name="P12">内容审核</text:p>
      <text:p text:style-name="P12">帐号管理</text:p>
      <text:p text:style-name="P11"/>
      <text:p text:style-name="P22">0、任务布置</text:p>
      <text:p text:style-name="P12">主用况每个画协作图、用况图、通信图 <text:s/>周一检查 加紧任务进度</text:p>
      <text:p text:style-name="P11"/>
      <text:p text:style-name="P21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50">主要行为：</text:p>
      <text:p text:style-name="P50">1、将系统所不能收集（音乐人的主动申请<text:span text:style-name="T12">，有些歌可能很小众</text:span>）的新歌曲手动加入新歌歌单。</text:p>
      <text:p text:style-name="P51">2、更改首页单曲推广（部分由系统确定，部分接受音乐人的申请）</text:p>
      <text:p text:style-name="P51">3、审核专栏的内容，将符合要求的专栏内容上架到推广专栏。</text:p>
      <text:p text:style-name="P51">4、处理歌单（先审核内容，再分配布局）</text:p>
      <text:p text:style-name="P52">5、制作推荐mv内容</text:p>
      <text:p text:style-name="P48"/>
      <text:p text:style-name="P48"/>
      <text:p text:style-name="P56"><text:span text:style-name="T13">2</text:span>.<text:span text:style-name="T13">对软件</text:span>定位</text:p>
      <text:p text:style-name="P53">1.1人群:年轻人<text:span text:style-name="T14">（16-30）特点：喜爱音乐，手机和电脑的使用频率较高，社交属性强，应该说占据了听歌软件用户的绝大多数用户。</text:span></text:p>
      <text:p text:style-name="P53">1.2相对广大音乐app而言，我们自己的一些独特功能</text:p>
      <text:p text:style-name="P53">me<text:span text:style-name="T15">：音乐剪辑 <text:s/></text:span></text:p>
      <text:p text:style-name="P54">廖：游戏视频</text:p>
      <text:p text:style-name="P54">女神：用户描述，可以看到账户好友正在听或最近在听的歌曲。</text:p>
      <text:p text:style-name="P57">3、问题</text:p>
      <text:p text:style-name="P54"><text:span text:style-name="T13">1</text:span>.看视频和私信是否为主要用况？</text:p>
      <text:p text:style-name="P54">主要用况？</text:p>
      <text:p text:style-name="P54">支持用况？</text:p>
      <text:p text:style-name="P51"><text:span text:style-name="T13">2</text:span>.歌单是怎么来的？作者？</text:p>
      <text:p text:style-name="P54">歌单<text:span text:style-name="T16">由特殊身份用户提供，歌曲来源于已存在的歌曲。</text:span></text:p>
      <text:p text:style-name="P55"><text:soft-page-break/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42">3.21</text:p>
      <text:p text:style-name="P42">支持用<text:span text:style-name="T5">况“</text:span>歌单制作<text:span text:style-name="T5">”“消息推送”（给某个人审核）</text:span>（平台？个人的放听歌里面）</text:p>
      <text:p text:style-name="P42">实现用v-play&amp;qml做。</text:p>
      <text:p text:style-name="P42">添加一个歌曲分类属性<text:span text:style-name="T5">。</text:span></text:p>
      <text:p text:style-name="P42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><text:soft-page-break/></text:p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39"/>
      <text:p text:style-name="P39"/>
      <text:p text:style-name="P39"/>
      <text:p text:style-name="P39">3.14讨论</text:p>
      <text:p text:style-name="P39">1.电台节目上传这个用况先不讨论。</text:p>
      <text:p text:style-name="P41">（从音乐人和电台人的初衷来看，音乐人是为了吸引粉丝，电台人出名也没用，有宣传成分？事件流不同，后台音乐人界面是否相同？）</text:p>
      <text:p text:style-name="P39">2.将运营团队的用况都放在一个包里。</text:p>
      <text:p text:style-name="P40">3.听歌里面，音乐人并没有参与事件流，用况和用况图不需要它。</text:p>
      <text:p text:style-name="P39">3.用vplay做客户端，pc、android都做，先做pc端</text:p>
      <text:p text:style-name="P39">4.讨论确定一个用况，就开始开发</text:p>
      <text:p text:style-name="P39">5.每次讨论的文件不要有1.0之类的，提交的时候加注释就行。</text:p>
      <text:p text:style-name="P39"/>
      <text:p text:style-name="P38"/>
      <text:p text:style-name="P38">3.12</text:p>
      <text:p text:style-name="P44">内容讨论：</text:p>
      <text:p text:style-name="P46">确定了用况，分别有</text:p>
      <text:p text:style-name="P46">a.发表动态</text:p>
      <text:p text:style-name="P46">b.视频投稿</text:p>
      <text:p text:style-name="P46">c。发表作品与上传电台节目（重新命个名字）</text:p>
      <text:p text:style-name="P46">d。听歌</text:p>
      <text:p text:style-name="P46">e。看视频</text:p>
      <text:p text:style-name="P46">包含用况：</text:p>
      <text:p text:style-name="P46">a.购买vip</text:p>
      <text:p text:style-name="P46">支持用况：</text:p>
      <text:p text:style-name="P46">a.私信</text:p>
      <text:p text:style-name="P45"/>
      <text:p text:style-name="P45">用况发表作品和上传电台节目，简要描述是一样的，提供的价值是一样的，都是音乐人提供内容。 <text:s/>但是用况是不一样的，具体的操作是不一</text:p>
      <text:p text:style-name="P45">样的。</text:p>
      <text:p text:style-name="P38"><text:soft-page-break/></text:p>
      <text:p text:style-name="P38"/>
      <text:p text:style-name="P38">下次讨论之前，每个人记录下自己的问题，讨论时记录下问题以及解决工程。</text:p>
      <text:p text:style-name="P38"/>
      <text:p text:style-name="P43">任务布置：</text:p>
      <text:p text:style-name="P36">1.每个人写自己<text:span text:style-name="T1">的</text:span>详细用况<text:span text:style-name="T2">+用况图（主用况画）</text:span></text:p>
      <text:p text:style-name="P36">2. 思考运营团队在用况中是什么角色，参与了什么，提供了什么意思，做出了什么决策。肖尧主要负责</text:p>
      <text:p text:style-name="P37"/>
      <text:p text:style-name="P37"/>
      <text:p text:style-name="P36"/>
      <text:p text:style-name="P36"/>
      <text:p text:style-name="P1"/>
      <text:p text:style-name="P1"/>
      <text:p text:style-name="P38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><text:soft-page-break/></text:p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oft-page-break/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6-02T20:53:49.583662867</dc:date>
    <meta:editing-duration>PT1H22M4S</meta:editing-duration>
    <meta:editing-cycles>25</meta:editing-cycles>
    <meta:generator>LibreOffice/5.3.3.2$Linux_X86_64 LibreOffice_project/3d9a8b4b4e538a85e0782bd6c2d430bafe583448</meta:generator>
    <meta:document-statistic meta:table-count="0" meta:image-count="0" meta:object-count="0" meta:page-count="9" meta:paragraph-count="238" meta:word-count="3538" meta:character-count="4230" meta:non-whitespace-character-count="3749"/>
  </office:meta>
</office:document-meta>
</file>